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paragraph-rsid="003616ab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traduko - A</text:p>
          </table:table-cell>
        </table:table-row>
        <table:table-row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15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6" office:value-type="string">
            <text:p text:style-name="P15">29</text:p>
          </table:table-cell>
          <table:table-cell table:style-name="Tableau3.A6" office:value-type="string">
            <text:p text:style-name="P12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7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8">9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16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6" office:value-type="string">
            <text:p text:style-name="P15">30</text:p>
          </table:table-cell>
          <table:table-cell table:style-name="Tableau2.A6" office:value-type="string">
            <text:p text:style-name="P15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9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1">traduko - <text:span text:style-name="T7">Ĵ</text:span></text:p>
          </table:table-cell>
        </table:table-row>
        <table:table-row>
          <table:table-cell table:style-name="Tableau1.A2" office:value-type="string">
            <text:p text:style-name="P8">1<text:span text:style-name="T5">2</text:span>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14">19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1">traduko - <text:span text:style-name="T8">D</text:span>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10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0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0">-</text:p>
          </table:table-cell>
        </table:table-row>
      </table:table>
      <text:p text:style-name="P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26T11:46:51.371125165</dc:date>
    <dc:creator>Bob Correcteur</dc:creator>
    <meta:editing-duration>PT2H58S</meta:editing-duration>
    <meta:editing-cycles>91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6" meta:character-count="238" meta:non-whitespace-character-count="207"/>
  </office:meta>
</office:document-meta>
</file>